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.0083in" fo:margin-bottom="0in" loext:contextual-spacing="false"/>
      <style:text-properties fo:font-size="18pt" style:font-size-asian="18pt" style:font-size-complex="18pt"/>
    </style:style>
    <style:style style:name="P2" style:family="paragraph" style:parent-style-name="Text_20_body">
      <style:paragraph-properties fo:margin-top="0in" fo:margin-bottom="0in" loext:contextual-spacing="false"/>
      <style:text-properties fo:font-size="14pt" officeooo:rsid="00180484" officeooo:paragraph-rsid="00180484" style:font-size-asian="14pt" style:font-size-complex="14pt"/>
    </style:style>
    <style:style style:name="P3" style:family="paragraph" style:parent-style-name="Text_20_body">
      <style:paragraph-properties fo:margin-top="0in" fo:margin-bottom="0in" loext:contextual-spacing="false"/>
      <style:text-properties fo:font-size="14pt" officeooo:rsid="001920db" officeooo:paragraph-rsid="001920db" style:font-size-asian="14pt" style:font-size-complex="14pt"/>
    </style:style>
    <style:style style:name="P4" style:family="paragraph" style:parent-style-name="Text_20_body">
      <style:paragraph-properties fo:margin-top="0in" fo:margin-bottom="0in" loext:contextual-spacing="false"/>
      <style:text-properties fo:font-size="18pt" officeooo:rsid="00180484" officeooo:paragraph-rsid="00180484" style:font-size-asian="18pt" style:font-size-complex="18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6pt" officeooo:rsid="0019dbe4" officeooo:paragraph-rsid="0019dbe4" style:font-size-asian="16pt" style:font-size-complex="16pt"/>
    </style:style>
    <style:style style:name="P6" style:family="paragraph" style:parent-style-name="Title">
      <style:paragraph-properties fo:margin-top="0.0083in" fo:margin-bottom="0in" loext:contextual-spacing="false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Report on</text:p>
      <text:p text:style-name="P6">N-Queens Problem</text:p>
      <text:p text:style-name="P1"/>
      <text:p text:style-name="P1"/>
      <text:p text:style-name="P1"/>
      <text:p text:style-name="P2">Course Code <text:tab/>: CSE – 410</text:p>
      <text:p text:style-name="P4"><text:span text:style-name="T1">Course Title<text:tab/><text:tab/>: Artificial Intelligence &amp; Expert System Lab</text:span> </text:p>
      <text:p text:style-name="P4"/>
      <text:p text:style-name="P4"/>
      <text:p text:style-name="P4"/>
      <text:p text:style-name="P4"/>
      <text:p text:style-name="P3">Submitted By<text:tab/>: Monikrishna Roy<text:line-break/><text:tab/><text:tab/><text:tab/> <text:s/>Roll : 37</text:p>
      <text:p text:style-name="P3"><text:tab/><text:tab/><text:tab/> <text:s/>Exam Roll: 130306</text:p>
      <text:p text:style-name="P3"><text:tab/><text:tab/><text:tab/> <text:s/>Session: 2012-13</text:p>
      <text:p text:style-name="P3"><text:tab/><text:tab/><text:tab/> <text:s/>4<text:span text:style-name="T2">th</text:span> year 1<text:span text:style-name="T2">st</text:span> semest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Department of Computer Science &amp; Engineering</text:p>
      <text:p text:style-name="P5">Jahangirnagar University</text:p>
      <text:p text:style-name="P5">Savar, Dha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2:10:47.480315410</meta:creation-date>
    <dc:date>2017-05-17T02:17:32.536451438</dc:date>
    <meta:editing-duration>PT6M4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45" meta:character-count="303" meta:non-whitespace-character-count="245"/>
  </office:meta>
</office:document-meta>
</file>